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03c909" officeooo:paragraph-rsid="0003c909"/>
    </style:style>
    <style:style style:name="T1" style:family="text">
      <style:text-properties fo:color="#800080" loext:opacity="100%"/>
    </style:style>
    <style:style style:name="T2" style:family="text">
      <style:text-properties fo:background-color="#800080" loext:char-shading-value="0"/>
    </style:style>
    <style:style style:name="T3" style:family="text">
      <style:text-properties fo:background-color="#ff8000" loext:char-shading-value="0"/>
    </style:style>
    <style:style style:name="T4" style:family="text">
      <style:text-properties fo:color="#ff8000" loext:opacity="100%"/>
    </style:style>
    <style:style style:name="T5" style:family="text">
      <style:text-properties fo:background-color="#f10d0c" loext:char-shading-value="0"/>
    </style:style>
    <style:style style:name="T6" style:family="text">
      <style:text-properties fo:color="#f10d0c" loext:opacity="100%"/>
    </style:style>
    <style:style style:name="T7" style:family="text">
      <style:text-properties fo:background-color="#342a06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 – Óptica</text:p>
      <text:p text:style-name="Standard"/>
      <text:p text:style-name="Standard">Una óptica, llamada “Cul d'Ampolla”, quiere informatizar la gestión de los clientes/as y ventas de gafas.</text:p>
      <text:p text:style-name="Standard"/>
      <text:p text:style-name="Standard">En primer lugar, la óptica quiere saber cuál es el <text:span text:style-name="T2">proveedor</text:span> de cada una de las gafas. En concreto quiere saber de cada proveedor : El <text:span text:style-name="T1">nombre</text:span>, la <text:span text:style-name="T1">dirección</text:span> (<text:span text:style-name="T1">calle</text:span>, <text:span text:style-name="T1">número</text:span>, <text:span text:style-name="T1">piso</text:span>, <text:span text:style-name="T1">puerta</text:span>, <text:span text:style-name="T1">ciudad</text:span>, <text:span text:style-name="T1">código postal</text:span> y <text:span text:style-name="T1">país</text:span>), <text:span text:style-name="T1">teléfono</text:span>, <text:span text:style-name="T1">fax</text:span>, <text:span text:style-name="T1">NIF</text:span>.</text:p>
      <text:p text:style-name="Standard"/>
      <text:p text:style-name="Standard">La política de compras de la óptica se basa en que las gafas de una <text:span text:style-name="T11">marca</text:span> se comprarán a un único proveedor (así podrá sacar mejores precios), pero pueden comprar gafas de varias marcas a un proveedor. De las <text:span text:style-name="T3">gafas</text:span> quiere saber: La <text:span text:style-name="T4">marca</text:span>, la <text:span text:style-name="T4">graduación de cada uno de los cristales,</text:span> el <text:span text:style-name="T4">tipo de montura</text:span> (<text:span text:style-name="T4">flotante</text:span>, <text:span text:style-name="T4">pasta</text:span> o <text:span text:style-name="T4">metálica</text:span>), el <text:span text:style-name="T4">color de la montura</text:span>, el <text:span text:style-name="T4">color de cada vidrio</text:span>, el <text:span text:style-name="T4">precio</text:span>.</text:p>
      <text:p text:style-name="Standard"/>
      <text:p text:style-name="Standard">De los <text:span text:style-name="T5">clientes/as</text:span> desea almacenar: El <text:span text:style-name="T6">nombre</text:span>, la <text:span text:style-name="T6">dirección postal</text:span>, el <text:span text:style-name="T6">teléfono</text:span>, el <text:span text:style-name="T6">correo electrónico</text:span>, la <text:span text:style-name="T6">fecha de registro</text:span>.</text:p>
      <text:p text:style-name="Standard"/>
      <text:p text:style-name="Standard">Cuando llega un/a cliente/a nuevo, almacenar el/la cliente/a que le ha recomendado el establecimiento (siempre que alguien le haya recomendado).</text:p>
      <text:p text:style-name="Standard"/>
      <text:p text:style-name="Standard">Nuestro sistema deberá indicar quién ha sido el <text:span text:style-name="T7">empleado/a</text:span> que ha <text:span text:style-name="T9">vendido</text:span> cada anteojo. Define un período de tiempo de ventas.</text:p>
      <text:p text:style-name="Standard"/>
      <text:p text:style-name="P2">---------------------------------------------------------</text:p>
      <text:p text:style-name="Standard"/>
      <text:p text:style-name="Standard">Para verificar que tu diseño es correcto, efectúa las siguientes consultas y comprueba que devuelven resultados correctos:</text:p>
      <text:p text:style-name="Standard"/>
      <text:p text:style-name="Standard">Óptica:</text:p>
      <text:p text:style-name="Standard"/>
      <text:p text:style-name="Standard">Lista el total de compras de un cliente/a.</text:p>
      <text:p text:style-name="Standard">Lista las distintas gafas que ha vendido un empleado durante un año.</text:p>
      <text:p text:style-name="Standard">Lista a los diferentes proveedores que han suministrado gafas vendidas con éxito por la óptica.</text:p>
      <text:p text:style-name="Standard"/>
      <text:p text:style-name="P3">ENTREGA</text:p>
      <text:p text:style-name="Standard"/>
      <text:p text:style-name="Standard">Crea en github.com un repositorio llamado mysql-estructura que contenga la solución. Para cada base de datos debe subirse lo siguiente:</text:p>
      <text:p text:style-name="Standard"/>
      <text:p text:style-name="Standard">Modelo Relacional con el diseño de la base de datos. Si lo deseas, puedes utilizar draw.io, dbdiagram.io, Mysql Workbench o cualquier otra herramienta que te permita dibujar la estructura y exportarla en formato png o jpg (para subirla al repositorio). Te recomendamos especialmente genmymodel.com .</text:p>
      <text:p text:style-name="Standard"/>
      <text:p text:style-name="Standard">Script .sql de creación y carga de la base de dat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09:18:40.502000000</meta:creation-date>
    <dc:date>2023-10-25T12:10:05.925000000</dc:date>
    <meta:editing-duration>PT5H32M44S</meta:editing-duration>
    <meta:editing-cycles>3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17" meta:word-count="323" meta:character-count="2031" meta:non-whitespace-character-count="1724"/>
  </office:meta>
</office:document-meta>
</file>